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4.18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3.16mm"/>
    </style:style>
    <style:style style:name="co5" style:family="table-column">
      <style:table-column-properties fo:break-before="auto" style:column-width="19.17mm"/>
    </style:style>
    <style:style style:name="co6" style:family="table-column">
      <style:table-column-properties fo:break-before="auto" style:column-width="0.99mm"/>
    </style:style>
    <style:style style:name="co7" style:family="table-column">
      <style:table-column-properties fo:break-before="auto" style:column-width="2.72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number-columns-repeated="2" table:default-cell-style-name="ce21"/>
        <table:table-column table:style-name="co5" table:number-columns-repeated="11" table:default-cell-style-name="ce21"/>
        <table:table-column table:style-name="co6" table:default-cell-style-name="ce32"/>
        <table:table-column table:style-name="co7" table:default-cell-style-name="ce32"/>
        <table:table-column table:style-name="co8" table:number-columns-repeated="239" table:default-cell-style-name="ce32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8-2 原油進口來源</text:p>
          </table:table-cell>
          <table:covered-table-cell table:number-columns-repeated="15" table:style-name="ce8"/>
          <table:table-cell table:style-name="ce29" table:number-columns-repeated="1008"/>
        </table:table-row>
        <table:table-row table:style-name="ro2">
          <table:table-cell table:style-name="ce2" table:number-columns-repeated="15"/>
          <table:table-cell table:style-name="ce12" office:value-type="string" calcext:value-type="string">
            <text:p>單位：千桶</text:p>
          </table:table-cell>
          <table:table-cell table:style-name="ce30" table:number-columns-repeated="1008"/>
        </table:table-row>
        <table:table-row table:style-name="ro3">
          <table:table-cell table:style-name="ce3" office:value-type="string" calcext:value-type="string" table:number-columns-spanned="3" table:number-rows-spanned="1">
            <text:p>年月</text:p>
          </table:table-cell>
          <table:covered-table-cell table:number-columns-repeated="2" table:style-name="ce9"/>
          <table:table-cell table:style-name="ce17" office:value-type="string" calcext:value-type="string">
            <text:p>合計</text:p>
          </table:table-cell>
          <table:table-cell table:style-name="ce17" office:value-type="string" calcext:value-type="string">
            <text:p>沙烏地阿拉伯</text:p>
          </table:table-cell>
          <table:table-cell table:style-name="ce17" office:value-type="string" calcext:value-type="string">
            <text:p>科威特</text:p>
          </table:table-cell>
          <table:table-cell table:style-name="ce17" office:value-type="string" calcext:value-type="string">
            <text:p>阿曼</text:p>
          </table:table-cell>
          <table:table-cell table:style-name="ce17" office:value-type="string" calcext:value-type="string">
            <text:p>伊拉克</text:p>
          </table:table-cell>
          <table:table-cell table:style-name="ce25" office:value-type="string" calcext:value-type="string">
            <text:p>阿聯大公國</text:p>
          </table:table-cell>
          <table:table-cell table:style-name="ce25" office:value-type="string" calcext:value-type="string">
            <text:p>安哥拉</text:p>
          </table:table-cell>
          <table:table-cell table:style-name="ce25" office:value-type="string" calcext:value-type="string">
            <text:p>印尼</text:p>
          </table:table-cell>
          <table:table-cell table:style-name="ce17" office:value-type="string" calcext:value-type="string">
            <text:p>亞塞拜然</text:p>
          </table:table-cell>
          <table:table-cell table:style-name="ce17" office:value-type="string" calcext:value-type="string">
            <text:p>伊朗</text:p>
          </table:table-cell>
          <table:table-cell table:style-name="ce17" office:value-type="string" calcext:value-type="string">
            <text:p>卡達</text:p>
          </table:table-cell>
          <table:table-cell table:style-name="ce17" office:value-type="string" calcext:value-type="string">
            <text:p>美國</text:p>
          </table:table-cell>
          <table:table-cell table:style-name="ce17" office:value-type="string" calcext:value-type="string">
            <text:p>其他</text:p>
          </table:table-cell>
          <table:table-cell table:style-name="ce31" table:number-columns-repeated="1008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3"/>
          <table:table-cell table:style-name="ce18" office:value-type="float" office:value="278159.482473" calcext:value-type="float">
            <text:p><text:s/>278,159 <text:s/></text:p>
          </table:table-cell>
          <table:table-cell table:style-name="ce22" office:value-type="float" office:value="57917.31949" calcext:value-type="float">
            <text:p><text:s/>57,917 <text:s/></text:p>
          </table:table-cell>
          <table:table-cell table:style-name="ce22" office:value-type="float" office:value="42858.66808" calcext:value-type="float">
            <text:p><text:s/>42,859 <text:s/></text:p>
          </table:table-cell>
          <table:table-cell table:style-name="ce22" office:value-type="float" office:value="20886.06443" calcext:value-type="float">
            <text:p><text:s/>20,886 <text:s/></text:p>
          </table:table-cell>
          <table:table-cell table:style-name="ce22" office:value-type="float" office:value="11143.414743" calcext:value-type="float">
            <text:p><text:s/>11,143 <text:s/></text:p>
          </table:table-cell>
          <table:table-cell table:style-name="ce22" office:value-type="float" office:value="10535.41612" calcext:value-type="float">
            <text:p><text:s/>10,535 <text:s/></text:p>
          </table:table-cell>
          <table:table-cell table:style-name="ce22" office:value-type="float" office:value="22815.15233" calcext:value-type="float">
            <text:p><text:s/>22,815 <text:s/></text:p>
          </table:table-cell>
          <table:table-cell table:style-name="ce22" office:value-type="float" office:value="5993.55152" calcext:value-type="float">
            <text:p><text:s/>5,994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48014.35924" calcext:value-type="float">
            <text:p><text:s/>48,014 <text:s/></text:p>
          </table:table-cell>
          <table:table-cell table:number-columns-repeated="2" table:style-name="ce22" office:value-type="float" office:value="0" calcext:value-type="float">
            <text:p>- <text:s/></text:p>
          </table:table-cell>
          <table:table-cell table:style-name="ce26" office:value-type="float" office:value="57995.53652" calcext:value-type="float">
            <text:p><text:s/>57,996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4"/>
          <table:table-cell table:style-name="ce19" office:value-type="float" office:value="327105.7378" calcext:value-type="float">
            <text:p><text:s/>327,106 <text:s/></text:p>
          </table:table-cell>
          <table:table-cell table:style-name="ce23" office:value-type="float" office:value="90777.98375" calcext:value-type="float">
            <text:p><text:s/>90,778 <text:s/></text:p>
          </table:table-cell>
          <table:table-cell table:style-name="ce23" office:value-type="float" office:value="59261.23705" calcext:value-type="float">
            <text:p><text:s/>59,261 <text:s/></text:p>
          </table:table-cell>
          <table:table-cell table:style-name="ce23" office:value-type="float" office:value="3390.76097" calcext:value-type="float">
            <text:p><text:s/>3,391 <text:s/></text:p>
          </table:table-cell>
          <table:table-cell table:style-name="ce23" office:value-type="float" office:value="11909.94665" calcext:value-type="float">
            <text:p><text:s/>11,910 <text:s/></text:p>
          </table:table-cell>
          <table:table-cell table:style-name="ce23" office:value-type="float" office:value="12592.38142" calcext:value-type="float">
            <text:p><text:s/>12,592 <text:s/></text:p>
          </table:table-cell>
          <table:table-cell table:style-name="ce23" office:value-type="float" office:value="25087.37955" calcext:value-type="float">
            <text:p><text:s/>25,087 <text:s/></text:p>
          </table:table-cell>
          <table:table-cell table:style-name="ce23" office:value-type="float" office:value="3787.33005" calcext:value-type="float">
            <text:p><text:s/>3,787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59745.93251" calcext:value-type="float">
            <text:p><text:s/>59,746 <text:s/></text:p>
          </table:table-cell>
          <table:table-cell table:style-name="ce23" office:value-type="float" office:value="1487.71099" calcext:value-type="float">
            <text:p><text:s/>1,488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59065.07486" calcext:value-type="float">
            <text:p><text:s/>59,065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4"/>
          <table:table-cell table:style-name="ce19" office:value-type="float" office:value="368686.28671" calcext:value-type="float">
            <text:p><text:s/>368,686 <text:s/></text:p>
          </table:table-cell>
          <table:table-cell table:style-name="ce23" office:value-type="float" office:value="89294.37686" calcext:value-type="float">
            <text:p><text:s/>89,294 <text:s/></text:p>
          </table:table-cell>
          <table:table-cell table:style-name="ce23" office:value-type="float" office:value="81760.2382" calcext:value-type="float">
            <text:p><text:s/>81,760 <text:s/></text:p>
          </table:table-cell>
          <table:table-cell table:style-name="ce23" office:value-type="float" office:value="12591.17862" calcext:value-type="float">
            <text:p><text:s/>12,591 <text:s/></text:p>
          </table:table-cell>
          <table:table-cell table:style-name="ce23" office:value-type="float" office:value="15380.79513" calcext:value-type="float">
            <text:p><text:s/>15,381 <text:s/></text:p>
          </table:table-cell>
          <table:table-cell table:style-name="ce23" office:value-type="float" office:value="14161.5359" calcext:value-type="float">
            <text:p><text:s/>14,162 <text:s/></text:p>
          </table:table-cell>
          <table:table-cell table:style-name="ce23" office:value-type="float" office:value="21772.77773" calcext:value-type="float">
            <text:p><text:s/>21,773 <text:s/></text:p>
          </table:table-cell>
          <table:table-cell table:style-name="ce23" office:value-type="float" office:value="6723.84013" calcext:value-type="float">
            <text:p><text:s/>6,724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49121.69174" calcext:value-type="float">
            <text:p><text:s/>49,122 <text:s/></text:p>
          </table:table-cell>
          <table:table-cell table:style-name="ce23" office:value-type="float" office:value="522.83171" calcext:value-type="float">
            <text:p><text:s/>523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77357.02069" calcext:value-type="float">
            <text:p><text:s/>77,357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4"/>
          <table:table-cell table:style-name="ce19" office:value-type="float" office:value="381741.01662" calcext:value-type="float">
            <text:p><text:s/>381,741 <text:s/></text:p>
          </table:table-cell>
          <table:table-cell table:style-name="ce23" office:value-type="float" office:value="107270.88893" calcext:value-type="float">
            <text:p><text:s/>107,271 <text:s/></text:p>
          </table:table-cell>
          <table:table-cell table:style-name="ce23" office:value-type="float" office:value="88002.37018" calcext:value-type="float">
            <text:p><text:s/>88,002 <text:s/></text:p>
          </table:table-cell>
          <table:table-cell table:style-name="ce23" office:value-type="float" office:value="15024.64369" calcext:value-type="float">
            <text:p><text:s/>15,025 <text:s/></text:p>
          </table:table-cell>
          <table:table-cell table:style-name="ce23" office:value-type="float" office:value="18180.95938" calcext:value-type="float">
            <text:p><text:s/>18,181 <text:s/></text:p>
          </table:table-cell>
          <table:table-cell table:style-name="ce23" office:value-type="float" office:value="17614.95751" calcext:value-type="float">
            <text:p><text:s/>17,615 <text:s/></text:p>
          </table:table-cell>
          <table:table-cell table:style-name="ce23" office:value-type="float" office:value="18610.09342" calcext:value-type="float">
            <text:p><text:s/>18,610 <text:s/></text:p>
          </table:table-cell>
          <table:table-cell table:style-name="ce23" office:value-type="float" office:value="2918.72194" calcext:value-type="float">
            <text:p><text:s/>2,919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48211.2896" calcext:value-type="float">
            <text:p><text:s/>48,211 <text:s/></text:p>
          </table:table-cell>
          <table:table-cell table:style-name="ce23" office:value-type="float" office:value="9880.54591" calcext:value-type="float">
            <text:p><text:s/>9,881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56026.54606" calcext:value-type="float">
            <text:p><text:s/>56,027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4"/>
          <table:table-cell table:style-name="ce19" office:value-type="float" office:value="365361.61535" calcext:value-type="float">
            <text:p><text:s/>365,362 <text:s/></text:p>
          </table:table-cell>
          <table:table-cell table:style-name="ce23" office:value-type="float" office:value="112515.79829" calcext:value-type="float">
            <text:p><text:s/>112,516 <text:s/></text:p>
          </table:table-cell>
          <table:table-cell table:style-name="ce23" office:value-type="float" office:value="77403.53032" calcext:value-type="float">
            <text:p><text:s/>77,404 <text:s/></text:p>
          </table:table-cell>
          <table:table-cell table:style-name="ce23" office:value-type="float" office:value="12528.62782" calcext:value-type="float">
            <text:p><text:s/>12,529 <text:s/></text:p>
          </table:table-cell>
          <table:table-cell table:style-name="ce23" office:value-type="float" office:value="12798.08095" calcext:value-type="float">
            <text:p><text:s/>12,798 <text:s/></text:p>
          </table:table-cell>
          <table:table-cell table:style-name="ce23" office:value-type="float" office:value="23843.9745" calcext:value-type="float">
            <text:p><text:s/>23,844 <text:s/></text:p>
          </table:table-cell>
          <table:table-cell table:style-name="ce23" office:value-type="float" office:value="27879.40732" calcext:value-type="float">
            <text:p><text:s/>27,879 <text:s/></text:p>
          </table:table-cell>
          <table:table-cell table:style-name="ce23" office:value-type="float" office:value="4347.50838" calcext:value-type="float">
            <text:p><text:s/>4,348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40889.46149" calcext:value-type="float">
            <text:p><text:s/>40,889 <text:s/></text:p>
          </table:table-cell>
          <table:table-cell table:style-name="ce23" office:value-type="float" office:value="9805.07358" calcext:value-type="float">
            <text:p><text:s/>9,805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43350.1527" calcext:value-type="float">
            <text:p><text:s/>43,350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4"/>
          <table:table-cell table:style-name="ce19" office:value-type="float" office:value="360808.7503" calcext:value-type="float">
            <text:p><text:s/>360,809 <text:s/></text:p>
          </table:table-cell>
          <table:table-cell table:style-name="ce23" office:value-type="float" office:value="116394.96386" calcext:value-type="float">
            <text:p><text:s/>116,395 <text:s/></text:p>
          </table:table-cell>
          <table:table-cell table:style-name="ce23" office:value-type="float" office:value="73787.51292" calcext:value-type="float">
            <text:p><text:s/>73,788 <text:s/></text:p>
          </table:table-cell>
          <table:table-cell table:style-name="ce23" office:value-type="float" office:value="9922.90849" calcext:value-type="float">
            <text:p><text:s/>9,923 <text:s/></text:p>
          </table:table-cell>
          <table:table-cell table:style-name="ce23" office:value-type="float" office:value="30226.33299" calcext:value-type="float">
            <text:p><text:s/>30,226 <text:s/></text:p>
          </table:table-cell>
          <table:table-cell table:style-name="ce23" office:value-type="float" office:value="21646.17418" calcext:value-type="float">
            <text:p><text:s/>21,646 <text:s/></text:p>
          </table:table-cell>
          <table:table-cell table:style-name="ce23" office:value-type="float" office:value="28816.61457" calcext:value-type="float">
            <text:p><text:s/>28,817 <text:s/></text:p>
          </table:table-cell>
          <table:table-cell table:style-name="ce23" office:value-type="float" office:value="1210.47228" calcext:value-type="float">
            <text:p><text:s/>1,210 <text:s/></text:p>
          </table:table-cell>
          <table:table-cell table:style-name="ce23" office:value-type="float" office:value="1046.99956" calcext:value-type="float">
            <text:p><text:s/>1,047 <text:s/></text:p>
          </table:table-cell>
          <table:table-cell table:style-name="ce23" office:value-type="float" office:value="42094.68977" calcext:value-type="float">
            <text:p><text:s/>42,095 <text:s/></text:p>
          </table:table-cell>
          <table:table-cell table:style-name="ce23" office:value-type="float" office:value="921.78924" calcext:value-type="float">
            <text:p><text:s/>922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34740.29244" calcext:value-type="float">
            <text:p><text:s/>34,740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4"/>
          <table:table-cell table:style-name="ce19" office:value-type="float" office:value="333142.82075" calcext:value-type="float">
            <text:p><text:s/>333,143 <text:s/></text:p>
          </table:table-cell>
          <table:table-cell table:style-name="ce23" office:value-type="float" office:value="110774.40199" calcext:value-type="float">
            <text:p><text:s/>110,774 <text:s/></text:p>
          </table:table-cell>
          <table:table-cell table:style-name="ce23" office:value-type="float" office:value="74334.72536" calcext:value-type="float">
            <text:p><text:s/>74,335 <text:s/></text:p>
          </table:table-cell>
          <table:table-cell table:style-name="ce23" office:value-type="float" office:value="9999.6556" calcext:value-type="float">
            <text:p><text:s/>10,000 <text:s/></text:p>
          </table:table-cell>
          <table:table-cell table:style-name="ce23" office:value-type="float" office:value="21182.63087" calcext:value-type="float">
            <text:p><text:s/>21,183 <text:s/></text:p>
          </table:table-cell>
          <table:table-cell table:style-name="ce23" office:value-type="float" office:value="16710.49969" calcext:value-type="float">
            <text:p><text:s/>16,710 <text:s/></text:p>
          </table:table-cell>
          <table:table-cell table:style-name="ce23" office:value-type="float" office:value="19120.25771" calcext:value-type="float">
            <text:p><text:s/>19,120 <text:s/></text:p>
          </table:table-cell>
          <table:table-cell table:style-name="ce23" office:value-type="float" office:value="1996.94954" calcext:value-type="float">
            <text:p><text:s/>1,997 <text:s/></text:p>
          </table:table-cell>
          <table:table-cell table:style-name="ce23" office:value-type="float" office:value="3580.52016" calcext:value-type="float">
            <text:p><text:s/>3,581 <text:s/></text:p>
          </table:table-cell>
          <table:table-cell table:style-name="ce23" office:value-type="float" office:value="43195.81031" calcext:value-type="float">
            <text:p><text:s/>43,196 <text:s/></text:p>
          </table:table-cell>
          <table:table-cell table:style-name="ce23" office:value-type="float" office:value="1968.30806" calcext:value-type="float">
            <text:p><text:s/>1,968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30279.06146" calcext:value-type="float">
            <text:p><text:s/>30,279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4"/>
          <table:table-cell table:style-name="ce19" office:value-type="float" office:value="343673.52333" calcext:value-type="float">
            <text:p><text:s/>343,674 <text:s/></text:p>
          </table:table-cell>
          <table:table-cell table:style-name="ce23" office:value-type="float" office:value="117341.7259" calcext:value-type="float">
            <text:p><text:s/>117,342 <text:s/></text:p>
          </table:table-cell>
          <table:table-cell table:style-name="ce23" office:value-type="float" office:value="69324.38119" calcext:value-type="float">
            <text:p><text:s/>69,324 <text:s/></text:p>
          </table:table-cell>
          <table:table-cell table:style-name="ce23" office:value-type="float" office:value="17315.367" calcext:value-type="float">
            <text:p><text:s/>17,315 <text:s/></text:p>
          </table:table-cell>
          <table:table-cell table:style-name="ce23" office:value-type="float" office:value="33745.71474" calcext:value-type="float">
            <text:p><text:s/>33,746 <text:s/></text:p>
          </table:table-cell>
          <table:table-cell table:style-name="ce23" office:value-type="float" office:value="15879.80079" calcext:value-type="float">
            <text:p><text:s/>15,880 <text:s/></text:p>
          </table:table-cell>
          <table:table-cell table:style-name="ce23" office:value-type="float" office:value="19025.70293" calcext:value-type="float">
            <text:p><text:s/>19,026 <text:s/></text:p>
          </table:table-cell>
          <table:table-cell table:style-name="ce23" office:value-type="float" office:value="1710.54188" calcext:value-type="float">
            <text:p><text:s/>1,711 <text:s/></text:p>
          </table:table-cell>
          <table:table-cell table:style-name="ce23" office:value-type="float" office:value="9362.2703" calcext:value-type="float">
            <text:p><text:s/>9,362 <text:s/></text:p>
          </table:table-cell>
          <table:table-cell table:style-name="ce23" office:value-type="float" office:value="26906.78733" calcext:value-type="float">
            <text:p><text:s/>26,907 <text:s/></text:p>
          </table:table-cell>
          <table:table-cell table:style-name="ce23" office:value-type="float" office:value="1123.7974" calcext:value-type="float">
            <text:p><text:s/>1,124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31937.43387" calcext:value-type="float">
            <text:p><text:s/>31,937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4"/>
          <table:table-cell table:style-name="ce19" office:value-type="float" office:value="316677.0138" calcext:value-type="float">
            <text:p><text:s/>316,677 <text:s/></text:p>
          </table:table-cell>
          <table:table-cell table:style-name="ce23" office:value-type="float" office:value="105778.86464" calcext:value-type="float">
            <text:p><text:s/>105,779 <text:s/></text:p>
          </table:table-cell>
          <table:table-cell table:style-name="ce23" office:value-type="float" office:value="71295.05516" calcext:value-type="float">
            <text:p><text:s/>71,295 <text:s/></text:p>
          </table:table-cell>
          <table:table-cell table:style-name="ce23" office:value-type="float" office:value="14104.85848" calcext:value-type="float">
            <text:p><text:s/>14,105 <text:s/></text:p>
          </table:table-cell>
          <table:table-cell table:style-name="ce23" office:value-type="float" office:value="22941.84394" calcext:value-type="float">
            <text:p><text:s/>22,942 <text:s/></text:p>
          </table:table-cell>
          <table:table-cell table:style-name="ce23" office:value-type="float" office:value="15900.66219" calcext:value-type="float">
            <text:p><text:s/>15,901 <text:s/></text:p>
          </table:table-cell>
          <table:table-cell table:style-name="ce23" office:value-type="float" office:value="30564.43973" calcext:value-type="float">
            <text:p><text:s/>30,564 <text:s/></text:p>
          </table:table-cell>
          <table:table-cell table:style-name="ce23" office:value-type="float" office:value="1290.13469" calcext:value-type="float">
            <text:p><text:s/>1,290 <text:s/></text:p>
          </table:table-cell>
          <table:table-cell table:style-name="ce23" office:value-type="float" office:value="2991.17091" calcext:value-type="float">
            <text:p><text:s/>2,991 <text:s/></text:p>
          </table:table-cell>
          <table:table-cell table:style-name="ce23" office:value-type="float" office:value="21446.0969" calcext:value-type="float">
            <text:p><text:s/>21,446 <text:s/></text:p>
          </table:table-cell>
          <table:table-cell table:style-name="ce23" office:value-type="float" office:value="960.93284" calcext:value-type="float">
            <text:p><text:s/>961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29402.95432" calcext:value-type="float">
            <text:p><text:s/>29,403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4"/>
          <table:table-cell table:style-name="ce19" office:value-type="float" office:value="290061.56226" calcext:value-type="float">
            <text:p><text:s/>290,062 <text:s/></text:p>
          </table:table-cell>
          <table:table-cell table:style-name="ce23" office:value-type="float" office:value="97930.93202" calcext:value-type="float">
            <text:p><text:s/>97,931 <text:s/></text:p>
          </table:table-cell>
          <table:table-cell table:style-name="ce23" office:value-type="float" office:value="66893.96398" calcext:value-type="float">
            <text:p><text:s/>66,894 <text:s/></text:p>
          </table:table-cell>
          <table:table-cell table:style-name="ce23" office:value-type="float" office:value="4001.55798" calcext:value-type="float">
            <text:p><text:s/>4,002 <text:s/></text:p>
          </table:table-cell>
          <table:table-cell table:style-name="ce23" office:value-type="float" office:value="8224.25813" calcext:value-type="float">
            <text:p><text:s/>8,224 <text:s/></text:p>
          </table:table-cell>
          <table:table-cell table:style-name="ce23" office:value-type="float" office:value="17259.8209" calcext:value-type="float">
            <text:p><text:s/>17,260 <text:s/></text:p>
          </table:table-cell>
          <table:table-cell table:style-name="ce23" office:value-type="float" office:value="52168.00035" calcext:value-type="float">
            <text:p><text:s/>52,168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2995.64538" calcext:value-type="float">
            <text:p><text:s/>2,996 <text:s/></text:p>
          </table:table-cell>
          <table:table-cell table:style-name="ce23" office:value-type="float" office:value="11040.08009" calcext:value-type="float">
            <text:p><text:s/>11,040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29547.30343" calcext:value-type="float">
            <text:p><text:s/>29,547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4"/>
          <table:table-cell table:style-name="ce19" office:value-type="float" office:value="318420.00144" calcext:value-type="float">
            <text:p><text:s/>318,420 <text:s/></text:p>
          </table:table-cell>
          <table:table-cell table:style-name="ce23" office:value-type="float" office:value="100233.41262" calcext:value-type="float">
            <text:p><text:s/>100,233 <text:s/></text:p>
          </table:table-cell>
          <table:table-cell table:style-name="ce23" office:value-type="float" office:value="67218.44629" calcext:value-type="float">
            <text:p><text:s/>67,218 <text:s/></text:p>
          </table:table-cell>
          <table:table-cell table:style-name="ce23" office:value-type="float" office:value="33945.49328" calcext:value-type="float">
            <text:p><text:s/>33,945 <text:s/></text:p>
          </table:table-cell>
          <table:table-cell table:style-name="ce23" office:value-type="float" office:value="23999.29948" calcext:value-type="float">
            <text:p><text:s/>23,999 <text:s/></text:p>
          </table:table-cell>
          <table:table-cell table:style-name="ce23" office:value-type="float" office:value="21600.35689" calcext:value-type="float">
            <text:p><text:s/>21,600 <text:s/></text:p>
          </table:table-cell>
          <table:table-cell table:style-name="ce23" office:value-type="float" office:value="43452.26031" calcext:value-type="float">
            <text:p><text:s/>43,452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5131.70451" calcext:value-type="float">
            <text:p><text:s/>5,132 <text:s/></text:p>
          </table:table-cell>
          <table:table-cell table:style-name="ce23" office:value-type="float" office:value="8818.2363" calcext:value-type="float">
            <text:p><text:s/>8,818 <text:s/></text:p>
          </table:table-cell>
          <table:table-cell table:style-name="ce23" office:value-type="float" office:value="1565.46595" calcext:value-type="float">
            <text:p><text:s/>1,565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12455.32581" calcext:value-type="float">
            <text:p><text:s/>12,455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4"/>
          <table:table-cell table:style-name="ce19" office:value-type="float" office:value="295935.36607" calcext:value-type="float">
            <text:p><text:s/>295,935 <text:s/></text:p>
          </table:table-cell>
          <table:table-cell table:style-name="ce23" office:value-type="float" office:value="106058.15459" calcext:value-type="float">
            <text:p><text:s/>106,058 <text:s/></text:p>
          </table:table-cell>
          <table:table-cell table:style-name="ce23" office:value-type="float" office:value="64213.9313" calcext:value-type="float">
            <text:p><text:s/>64,214 <text:s/></text:p>
          </table:table-cell>
          <table:table-cell table:style-name="ce23" office:value-type="float" office:value="26723.67316" calcext:value-type="float">
            <text:p><text:s/>26,724 <text:s/></text:p>
          </table:table-cell>
          <table:table-cell table:style-name="ce23" office:value-type="float" office:value="23264.202" calcext:value-type="float">
            <text:p><text:s/>23,264 <text:s/></text:p>
          </table:table-cell>
          <table:table-cell table:style-name="ce23" office:value-type="float" office:value="18224.06075" calcext:value-type="float">
            <text:p><text:s/>18,224 <text:s/></text:p>
          </table:table-cell>
          <table:table-cell table:style-name="ce23" office:value-type="float" office:value="33531.73082" calcext:value-type="float">
            <text:p><text:s/>33,532 <text:s/></text:p>
          </table:table-cell>
          <table:table-cell table:style-name="ce23" office:value-type="float" office:value="2950.87091" calcext:value-type="float">
            <text:p><text:s/>2,951 <text:s/></text:p>
          </table:table-cell>
          <table:table-cell table:style-name="ce23" office:value-type="float" office:value="4284.14217" calcext:value-type="float">
            <text:p><text:s/>4,284 <text:s/></text:p>
          </table:table-cell>
          <table:table-cell table:style-name="ce23" office:value-type="float" office:value="5633.2977" calcext:value-type="float">
            <text:p><text:s/>5,633 <text:s/></text:p>
          </table:table-cell>
          <table:table-cell table:style-name="ce23" office:value-type="float" office:value="577.97213" calcext:value-type="float">
            <text:p><text:s/>578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10473.33054" calcext:value-type="float">
            <text:p><text:s/>10,473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4"/>
          <table:table-cell table:style-name="ce19" office:value-type="float" office:value="315220.04504" calcext:value-type="float">
            <text:p><text:s/>315,220 <text:s/></text:p>
          </table:table-cell>
          <table:table-cell table:style-name="ce23" office:value-type="float" office:value="103892.5228" calcext:value-type="float">
            <text:p><text:s/>103,893 <text:s/></text:p>
          </table:table-cell>
          <table:table-cell table:style-name="ce23" office:value-type="float" office:value="59947.31919" calcext:value-type="float">
            <text:p><text:s/>59,947 <text:s/></text:p>
          </table:table-cell>
          <table:table-cell table:style-name="ce23" office:value-type="float" office:value="32023.34687" calcext:value-type="float">
            <text:p><text:s/>32,023 <text:s/></text:p>
          </table:table-cell>
          <table:table-cell table:style-name="ce23" office:value-type="float" office:value="34501.11862" calcext:value-type="float">
            <text:p><text:s/>34,501 <text:s/></text:p>
          </table:table-cell>
          <table:table-cell table:style-name="ce23" office:value-type="float" office:value="29255.98999" calcext:value-type="float">
            <text:p><text:s/>29,256 <text:s/></text:p>
          </table:table-cell>
          <table:table-cell table:style-name="ce23" office:value-type="float" office:value="26539.41302" calcext:value-type="float">
            <text:p><text:s/>26,539 <text:s/></text:p>
          </table:table-cell>
          <table:table-cell table:style-name="ce23" office:value-type="float" office:value="5265.99195" calcext:value-type="float">
            <text:p><text:s/>5,266 <text:s/></text:p>
          </table:table-cell>
          <table:table-cell table:style-name="ce23" office:value-type="float" office:value="5195.66792" calcext:value-type="float">
            <text:p><text:s/>5,196 <text:s/></text:p>
          </table:table-cell>
          <table:table-cell table:style-name="ce23" office:value-type="float" office:value="1325.78879" calcext:value-type="float">
            <text:p><text:s/>1,326 <text:s/></text:p>
          </table:table-cell>
          <table:table-cell table:style-name="ce23" office:value-type="float" office:value="2659.716" calcext:value-type="float">
            <text:p><text:s/>2,660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14613.16989" calcext:value-type="float">
            <text:p><text:s/>14,613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4"/>
          <table:table-cell table:style-name="ce19" office:value-type="float" office:value="307700.8582" calcext:value-type="float">
            <text:p><text:s/>307,701 <text:s/></text:p>
          </table:table-cell>
          <table:table-cell table:style-name="ce23" office:value-type="float" office:value="99284.53276" calcext:value-type="float">
            <text:p><text:s/>99,285 <text:s/></text:p>
          </table:table-cell>
          <table:table-cell table:style-name="ce23" office:value-type="float" office:value="67642.17192" calcext:value-type="float">
            <text:p><text:s/>67,642 <text:s/></text:p>
          </table:table-cell>
          <table:table-cell table:style-name="ce23" office:value-type="float" office:value="38900.89187" calcext:value-type="float">
            <text:p><text:s/>38,901 <text:s/></text:p>
          </table:table-cell>
          <table:table-cell table:style-name="ce23" office:value-type="float" office:value="26893.97255" calcext:value-type="float">
            <text:p><text:s/>26,894 <text:s/></text:p>
          </table:table-cell>
          <table:table-cell table:style-name="ce23" office:value-type="float" office:value="26319.2405" calcext:value-type="float">
            <text:p><text:s/>26,319 <text:s/></text:p>
          </table:table-cell>
          <table:table-cell table:style-name="ce23" office:value-type="float" office:value="24929.96787" calcext:value-type="float">
            <text:p><text:s/>24,930 <text:s/></text:p>
          </table:table-cell>
          <table:table-cell table:style-name="ce23" office:value-type="float" office:value="5238.80079" calcext:value-type="float">
            <text:p><text:s/>5,239 <text:s/></text:p>
          </table:table-cell>
          <table:table-cell table:style-name="ce23" office:value-type="float" office:value="4063.51665" calcext:value-type="float">
            <text:p><text:s/>4,064 <text:s/></text:p>
          </table:table-cell>
          <table:table-cell table:style-name="ce23" office:value-type="float" office:value="3924.88843" calcext:value-type="float">
            <text:p><text:s/>3,925 <text:s/></text:p>
          </table:table-cell>
          <table:table-cell table:style-name="ce23" office:value-type="float" office:value="3909.03096" calcext:value-type="float">
            <text:p><text:s/>3,909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6593.8439" calcext:value-type="float">
            <text:p><text:s/>6,594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4"/>
          <table:table-cell table:style-name="ce19" office:value-type="float" office:value="313844.15956" calcext:value-type="float">
            <text:p><text:s/>313,844 <text:s/></text:p>
          </table:table-cell>
          <table:table-cell table:style-name="ce23" office:value-type="float" office:value="100111.73802" calcext:value-type="float">
            <text:p><text:s/>100,112 <text:s/></text:p>
          </table:table-cell>
          <table:table-cell table:style-name="ce23" office:value-type="float" office:value="66463.81899" calcext:value-type="float">
            <text:p><text:s/>66,464 <text:s/></text:p>
          </table:table-cell>
          <table:table-cell table:style-name="ce23" office:value-type="float" office:value="24694.98865" calcext:value-type="float">
            <text:p><text:s/>24,695 <text:s/></text:p>
          </table:table-cell>
          <table:table-cell table:style-name="ce23" office:value-type="float" office:value="21686.197" calcext:value-type="float">
            <text:p><text:s/>21,686 <text:s/></text:p>
          </table:table-cell>
          <table:table-cell table:style-name="ce23" office:value-type="float" office:value="18737.16747" calcext:value-type="float">
            <text:p><text:s/>18,737 <text:s/></text:p>
          </table:table-cell>
          <table:table-cell table:style-name="ce23" office:value-type="float" office:value="28714.67847" calcext:value-type="float">
            <text:p><text:s/>28,715 <text:s/></text:p>
          </table:table-cell>
          <table:table-cell table:style-name="ce23" office:value-type="float" office:value="6853.82311" calcext:value-type="float">
            <text:p><text:s/>6,854 <text:s/></text:p>
          </table:table-cell>
          <table:table-cell table:style-name="ce23" office:value-type="float" office:value="21817.66878" calcext:value-type="float">
            <text:p><text:s/>21,818 <text:s/></text:p>
          </table:table-cell>
          <table:table-cell table:style-name="ce23" office:value-type="float" office:value="11773.85379" calcext:value-type="float">
            <text:p><text:s/>11,774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12990.22528" calcext:value-type="float">
            <text:p><text:s/>12,990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4"/>
          <table:table-cell table:style-name="ce19" office:value-type="float" office:value="312217.01507" calcext:value-type="float">
            <text:p><text:s/>312,217 <text:s/></text:p>
          </table:table-cell>
          <table:table-cell table:style-name="ce23" office:value-type="float" office:value="98215.02666" calcext:value-type="float">
            <text:p><text:s/>98,215 <text:s/></text:p>
          </table:table-cell>
          <table:table-cell table:style-name="ce23" office:value-type="float" office:value="61569.32663" calcext:value-type="float">
            <text:p><text:s/>61,569 <text:s/></text:p>
          </table:table-cell>
          <table:table-cell table:style-name="ce23" office:value-type="float" office:value="19507.7862" calcext:value-type="float">
            <text:p><text:s/>19,508 <text:s/></text:p>
          </table:table-cell>
          <table:table-cell table:style-name="ce23" office:value-type="float" office:value="16262.34273" calcext:value-type="float">
            <text:p><text:s/>16,262 <text:s/></text:p>
          </table:table-cell>
          <table:table-cell table:style-name="ce23" office:value-type="float" office:value="30886.66707" calcext:value-type="float">
            <text:p><text:s/>30,887 <text:s/></text:p>
          </table:table-cell>
          <table:table-cell table:style-name="ce23" office:value-type="float" office:value="25837.43406" calcext:value-type="float">
            <text:p><text:s/>25,837 <text:s/></text:p>
          </table:table-cell>
          <table:table-cell table:style-name="ce23" office:value-type="float" office:value="7452.81546" calcext:value-type="float">
            <text:p><text:s/>7,453 <text:s/></text:p>
          </table:table-cell>
          <table:table-cell table:style-name="ce23" office:value-type="float" office:value="11428.29138" calcext:value-type="float">
            <text:p><text:s/>11,428 <text:s/></text:p>
          </table:table-cell>
          <table:table-cell table:style-name="ce23" office:value-type="float" office:value="9951.05339" calcext:value-type="float">
            <text:p><text:s/>9,951 <text:s/></text:p>
          </table:table-cell>
          <table:table-cell table:style-name="ce23" office:value-type="float" office:value="3042.77994" calcext:value-type="float">
            <text:p><text:s/>3,043 <text:s/></text:p>
          </table:table-cell>
          <table:table-cell table:style-name="ce23" office:value-type="float" office:value="2582.58215" calcext:value-type="float">
            <text:p><text:s/>2,583 <text:s/></text:p>
          </table:table-cell>
          <table:table-cell table:style-name="ce27" office:value-type="float" office:value="25480.9094" calcext:value-type="float">
            <text:p><text:s/>25,481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4"/>
          <table:table-cell table:style-name="ce19" office:value-type="float" office:value="322532.16326" calcext:value-type="float">
            <text:p><text:s/>322,532 <text:s/></text:p>
          </table:table-cell>
          <table:table-cell table:style-name="ce23" office:value-type="float" office:value="98636.36667" calcext:value-type="float">
            <text:p><text:s/>98,636 <text:s/></text:p>
          </table:table-cell>
          <table:table-cell table:style-name="ce23" office:value-type="float" office:value="68029.14705" calcext:value-type="float">
            <text:p><text:s/>68,029 <text:s/></text:p>
          </table:table-cell>
          <table:table-cell table:style-name="ce23" office:value-type="float" office:value="21185.55192" calcext:value-type="float">
            <text:p><text:s/>21,186 <text:s/></text:p>
          </table:table-cell>
          <table:table-cell table:style-name="ce23" office:value-type="float" office:value="24393.301" calcext:value-type="float">
            <text:p><text:s/>24,393 <text:s/></text:p>
          </table:table-cell>
          <table:table-cell table:style-name="ce23" office:value-type="float" office:value="27902.65324" calcext:value-type="float">
            <text:p><text:s/>27,903 <text:s/></text:p>
          </table:table-cell>
          <table:table-cell table:style-name="ce23" office:value-type="float" office:value="3974.99945" calcext:value-type="float">
            <text:p><text:s/>3,975 <text:s/></text:p>
          </table:table-cell>
          <table:table-cell table:style-name="ce23" office:value-type="float" office:value="6658.76414" calcext:value-type="float">
            <text:p><text:s/>6,659 <text:s/></text:p>
          </table:table-cell>
          <table:table-cell table:style-name="ce23" office:value-type="float" office:value="13580.39347" calcext:value-type="float">
            <text:p><text:s/>13,580 <text:s/></text:p>
          </table:table-cell>
          <table:table-cell table:style-name="ce23" office:value-type="float" office:value="5985.58651" calcext:value-type="float">
            <text:p><text:s/>5,986 <text:s/></text:p>
          </table:table-cell>
          <table:table-cell table:style-name="ce23" office:value-type="float" office:value="1049.027" calcext:value-type="float">
            <text:p><text:s/>1,049 <text:s/></text:p>
          </table:table-cell>
          <table:table-cell table:style-name="ce23" office:value-type="float" office:value="43899.69514" calcext:value-type="float">
            <text:p><text:s/>43,900 <text:s/></text:p>
          </table:table-cell>
          <table:table-cell table:style-name="ce27" office:value-type="float" office:value="7236.67767" calcext:value-type="float">
            <text:p><text:s/>7,237 <text:s/>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4"/>
          <table:table-cell table:style-name="ce19" office:value-type="float" office:value="325232.43813" calcext:value-type="float">
            <text:p><text:s/>325,232 <text:s/></text:p>
          </table:table-cell>
          <table:table-cell table:style-name="ce23" office:value-type="float" office:value="102085.20282" calcext:value-type="float">
            <text:p><text:s/>102,085 <text:s/></text:p>
          </table:table-cell>
          <table:table-cell table:style-name="ce23" office:value-type="float" office:value="63761.84813" calcext:value-type="float">
            <text:p><text:s/>63,762 <text:s/></text:p>
          </table:table-cell>
          <table:table-cell table:style-name="ce23" office:value-type="float" office:value="20686.7969" calcext:value-type="float">
            <text:p><text:s/>20,687 <text:s/></text:p>
          </table:table-cell>
          <table:table-cell table:style-name="ce23" office:value-type="float" office:value="13606.73" calcext:value-type="float">
            <text:p><text:s/>13,607 <text:s/></text:p>
          </table:table-cell>
          <table:table-cell table:style-name="ce23" office:value-type="float" office:value="36666.56321" calcext:value-type="float">
            <text:p><text:s/>36,667 <text:s/></text:p>
          </table:table-cell>
          <table:table-cell table:style-name="ce23" office:value-type="float" office:value="2845.43388" calcext:value-type="float">
            <text:p><text:s/>2,845 <text:s/></text:p>
          </table:table-cell>
          <table:table-cell table:style-name="ce23" office:value-type="float" office:value="675.026" calcext:value-type="float">
            <text:p><text:s/>675 <text:s/></text:p>
          </table:table-cell>
          <table:table-cell table:style-name="ce23" office:value-type="float" office:value="10473.2211" calcext:value-type="float">
            <text:p><text:s/>10,473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2931.184" calcext:value-type="float">
            <text:p><text:s/>2,931 <text:s/></text:p>
          </table:table-cell>
          <table:table-cell table:style-name="ce23" office:value-type="float" office:value="59743.40192" calcext:value-type="float">
            <text:p><text:s/>59,743 <text:s/></text:p>
          </table:table-cell>
          <table:table-cell table:style-name="ce27" office:value-type="float" office:value="11757.03017" calcext:value-type="float">
            <text:p><text:s/>11,757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19"/>
          <table:table-cell table:style-name="ce23" table:number-columns-repeated="11"/>
          <table:table-cell table:style-name="ce27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4"/>
          <table:table-cell table:style-name="ce19" office:value-type="float" office:value="26383.53709" calcext:value-type="float">
            <text:p><text:s/>26,384 <text:s/></text:p>
          </table:table-cell>
          <table:table-cell table:style-name="ce23" office:value-type="float" office:value="10524.82998" calcext:value-type="float">
            <text:p><text:s/>10,525 <text:s/></text:p>
          </table:table-cell>
          <table:table-cell table:style-name="ce23" office:value-type="float" office:value="3960.26775" calcext:value-type="float">
            <text:p><text:s/>3,960 <text:s/></text:p>
          </table:table-cell>
          <table:table-cell table:style-name="ce23" office:value-type="float" office:value="2030.666" calcext:value-type="float">
            <text:p><text:s/>2,031 <text:s/></text:p>
          </table:table-cell>
          <table:table-cell table:style-name="ce23" office:value-type="float" office:value="1907.572" calcext:value-type="float">
            <text:p><text:s/>1,908 <text:s/></text:p>
          </table:table-cell>
          <table:table-cell table:style-name="ce23" office:value-type="float" office:value="2157.98027" calcext:value-type="float">
            <text:p><text:s/>2,158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3" office:value-type="float" office:value="4133.60904" calcext:value-type="float">
            <text:p><text:s/>4,134 <text:s/></text:p>
          </table:table-cell>
          <table:table-cell table:style-name="ce27" office:value-type="float" office:value="1668.61205" calcext:value-type="float">
            <text:p><text:s/>1,669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4"/>
          <table:table-cell table:style-name="ce19" office:value-type="float" office:value="28656.08684" calcext:value-type="float">
            <text:p><text:s/>28,656 <text:s/></text:p>
          </table:table-cell>
          <table:table-cell table:style-name="ce23" office:value-type="float" office:value="10698.80774" calcext:value-type="float">
            <text:p><text:s/>10,699 <text:s/></text:p>
          </table:table-cell>
          <table:table-cell table:style-name="ce23" office:value-type="float" office:value="7415.63005" calcext:value-type="float">
            <text:p><text:s/>7,416 <text:s/></text:p>
          </table:table-cell>
          <table:table-cell table:style-name="ce23" office:value-type="float" office:value="1999.958" calcext:value-type="float">
            <text:p><text:s/>2,000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2824.35833" calcext:value-type="float">
            <text:p><text:s/>2,824 <text:s/></text:p>
          </table:table-cell>
          <table:table-cell table:style-name="ce23" office:value-type="float" office:value="949.43506" calcext:value-type="float">
            <text:p><text:s/>949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3" office:value-type="float" office:value="4155.47792" calcext:value-type="float">
            <text:p><text:s/>4,155 <text:s/></text:p>
          </table:table-cell>
          <table:table-cell table:style-name="ce27" office:value-type="float" office:value="612.41974" calcext:value-type="float">
            <text:p><text:s/>612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4"/>
          <table:table-cell table:style-name="ce19" office:value-type="float" office:value="26150.05934" calcext:value-type="float">
            <text:p><text:s/>26,150 <text:s/></text:p>
          </table:table-cell>
          <table:table-cell table:style-name="ce23" office:value-type="float" office:value="8877.19225" calcext:value-type="float">
            <text:p><text:s/>8,877 <text:s/></text:p>
          </table:table-cell>
          <table:table-cell table:style-name="ce23" office:value-type="float" office:value="5757.46269" calcext:value-type="float">
            <text:p><text:s/>5,757 <text:s/></text:p>
          </table:table-cell>
          <table:table-cell table:style-name="ce23" office:value-type="float" office:value="999.425" calcext:value-type="float">
            <text:p><text:s/>999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821.97242" calcext:value-type="float">
            <text:p><text:s/>1,822 <text:s/></text:p>
          </table:table-cell>
          <table:table-cell table:style-name="ce23" office:value-type="float" office:value="907.41089" calcext:value-type="float">
            <text:p><text:s/>907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3" office:value-type="float" office:value="6884.80621" calcext:value-type="float">
            <text:p><text:s/>6,885 <text:s/></text:p>
          </table:table-cell>
          <table:table-cell table:style-name="ce27" office:value-type="float" office:value="901.78988" calcext:value-type="float">
            <text:p><text:s/>902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4"/>
          <table:table-cell table:style-name="ce19" office:value-type="float" office:value="23808.77452" calcext:value-type="float">
            <text:p><text:s/>23,809 <text:s/></text:p>
          </table:table-cell>
          <table:table-cell table:style-name="ce23" office:value-type="float" office:value="6406.84977" calcext:value-type="float">
            <text:p><text:s/>6,407 <text:s/></text:p>
          </table:table-cell>
          <table:table-cell table:style-name="ce23" office:value-type="float" office:value="4912.31178" calcext:value-type="float">
            <text:p><text:s/>4,912 <text:s/></text:p>
          </table:table-cell>
          <table:table-cell table:style-name="ce23" office:value-type="float" office:value="496.92889" calcext:value-type="float">
            <text:p><text:s/>497 <text:s/></text:p>
          </table:table-cell>
          <table:table-cell table:style-name="ce23" office:value-type="float" office:value="3958.022" calcext:value-type="float">
            <text:p><text:s/>3,958 <text:s/></text:p>
          </table:table-cell>
          <table:table-cell table:style-name="ce23" office:value-type="float" office:value="1453.20002" calcext:value-type="float">
            <text:p><text:s/>1,453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3" office:value-type="float" office:value="3741.18176" calcext:value-type="float">
            <text:p><text:s/>3,741 <text:s/></text:p>
          </table:table-cell>
          <table:table-cell table:style-name="ce27" office:value-type="float" office:value="2840.2803" calcext:value-type="float">
            <text:p><text:s/>2,840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4"/>
          <table:table-cell table:style-name="ce19" office:value-type="float" office:value="20841.06274" calcext:value-type="float">
            <text:p><text:s/>20,841 <text:s/></text:p>
          </table:table-cell>
          <table:table-cell table:style-name="ce23" office:value-type="float" office:value="4797.17189" calcext:value-type="float">
            <text:p><text:s/>4,797 <text:s/></text:p>
          </table:table-cell>
          <table:table-cell table:style-name="ce23" office:value-type="float" office:value="3934.58853" calcext:value-type="float">
            <text:p><text:s/>3,935 <text:s/></text:p>
          </table:table-cell>
          <table:table-cell table:style-name="ce23" office:value-type="float" office:value="2952.967" calcext:value-type="float">
            <text:p><text:s/>2,953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2082.58673" calcext:value-type="float">
            <text:p><text:s/>2,083 <text:s/></text:p>
          </table:table-cell>
          <table:table-cell table:style-name="ce23" office:value-type="float" office:value="948.65701" calcext:value-type="float">
            <text:p><text:s/>949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3" office:value-type="float" office:value="951.711" calcext:value-type="float">
            <text:p><text:s/>952 <text:s/></text:p>
          </table:table-cell>
          <table:table-cell table:style-name="ce23" office:value-type="float" office:value="4228.09494" calcext:value-type="float">
            <text:p><text:s/>4,228 <text:s/></text:p>
          </table:table-cell>
          <table:table-cell table:style-name="ce27" office:value-type="float" office:value="945.28564" calcext:value-type="float">
            <text:p><text:s/>945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4"/>
          <table:table-cell table:style-name="ce19" office:value-type="float" office:value="23008.74121" calcext:value-type="float">
            <text:p><text:s/>23,009 <text:s/></text:p>
          </table:table-cell>
          <table:table-cell table:style-name="ce23" office:value-type="float" office:value="10111.85349" calcext:value-type="float">
            <text:p><text:s/>10,112 <text:s/></text:p>
          </table:table-cell>
          <table:table-cell table:style-name="ce23" office:value-type="float" office:value="6759.02877" calcext:value-type="float">
            <text:p><text:s/>6,759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3" office:value-type="float" office:value="1749.5984" calcext:value-type="float">
            <text:p><text:s/>1,750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3" office:value-type="float" office:value="999.427" calcext:value-type="float">
            <text:p><text:s/>999 <text:s/></text:p>
          </table:table-cell>
          <table:table-cell table:style-name="ce23" office:value-type="float" office:value="3388.83355" calcext:value-type="float">
            <text:p><text:s/>3,389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4"/>
          <table:table-cell table:style-name="ce19" office:value-type="float" office:value="21324.32665" calcext:value-type="float">
            <text:p><text:s/>21,324 <text:s/></text:p>
          </table:table-cell>
          <table:table-cell table:style-name="ce23" office:value-type="float" office:value="5537.02301" calcext:value-type="float">
            <text:p><text:s/>5,537 <text:s/></text:p>
          </table:table-cell>
          <table:table-cell table:style-name="ce23" office:value-type="float" office:value="3497.56718" calcext:value-type="float">
            <text:p><text:s/>3,498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974.361" calcext:value-type="float">
            <text:p><text:s/>1,974 <text:s/></text:p>
          </table:table-cell>
          <table:table-cell table:style-name="ce23" office:value-type="float" office:value="2747.1468" calcext:value-type="float">
            <text:p><text:s/>2,747 <text:s/></text:p>
          </table:table-cell>
          <table:table-cell table:style-name="ce23" office:value-type="float" office:value="1858.767" calcext:value-type="float">
            <text:p><text:s/>1,859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3" office:value-type="float" office:value="1973.479" calcext:value-type="float">
            <text:p><text:s/>1,973 <text:s/></text:p>
          </table:table-cell>
          <table:table-cell table:style-name="ce23" office:value-type="float" office:value="3735.98266" calcext:value-type="float">
            <text:p><text:s/>3,736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4"/>
          <table:table-cell table:style-name="ce19" office:value-type="float" office:value="19088.11355" calcext:value-type="float">
            <text:p><text:s/>19,088 <text:s/></text:p>
          </table:table-cell>
          <table:table-cell table:style-name="ce23" office:value-type="float" office:value="6782.00929" calcext:value-type="float">
            <text:p><text:s/>6,782 <text:s/></text:p>
          </table:table-cell>
          <table:table-cell table:style-name="ce23" office:value-type="float" office:value="3691.02" calcext:value-type="float">
            <text:p><text:s/>3,691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2869.389" calcext:value-type="float">
            <text:p><text:s/>2,869 <text:s/></text:p>
          </table:table-cell>
          <table:table-cell table:style-name="ce23" office:value-type="float" office:value="627.76015" calcext:value-type="float">
            <text:p><text:s/>628 <text:s/></text:p>
          </table:table-cell>
          <table:table-cell table:style-name="ce23" office:value-type="float" office:value="950.596" calcext:value-type="float">
            <text:p><text:s/>951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3" office:value-type="float" office:value="4167.33911" calcext:value-type="float">
            <text:p><text:s/>4,167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4"/>
          <table:table-cell table:style-name="ce19" office:value-type="float" office:value="20821.9985" calcext:value-type="float">
            <text:p><text:s/>20,822 <text:s/></text:p>
          </table:table-cell>
          <table:table-cell table:style-name="ce23" office:value-type="float" office:value="5624.89702" calcext:value-type="float">
            <text:p><text:s/>5,625 <text:s/></text:p>
          </table:table-cell>
          <table:table-cell table:style-name="ce23" office:value-type="float" office:value="3697.3922" calcext:value-type="float">
            <text:p><text:s/>3,697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3" office:value-type="float" office:value="3375.43965" calcext:value-type="float">
            <text:p><text:s/>3,375 <text:s/></text:p>
          </table:table-cell>
          <table:table-cell table:style-name="ce23" office:value-type="float" office:value="959.22875" calcext:value-type="float">
            <text:p><text:s/>959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3" office:value-type="float" office:value="7165.04088" calcext:value-type="float">
            <text:p><text:s/>7,165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4"/>
          <table:table-cell table:style-name="ce19" office:value-type="float" office:value="17911.75392" calcext:value-type="float">
            <text:p><text:s/>17,912 <text:s/></text:p>
          </table:table-cell>
          <table:table-cell table:style-name="ce23" office:value-type="float" office:value="6239.59792" calcext:value-type="float">
            <text:p><text:s/>6,240 <text:s/></text:p>
          </table:table-cell>
          <table:table-cell table:style-name="ce23" office:value-type="float" office:value="1950.092" calcext:value-type="float">
            <text:p><text:s/>1,950 <text:s/></text:p>
          </table:table-cell>
          <table:table-cell table:style-name="ce23" office:value-type="float" office:value="998.048" calcext:value-type="float">
            <text:p><text:s/>998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592.06589" calcext:value-type="float">
            <text:p><text:s/>1,592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3" office:value-type="float" office:value="5202.81911" calcext:value-type="float">
            <text:p><text:s/>5,203 <text:s/></text:p>
          </table:table-cell>
          <table:table-cell table:style-name="ce27" office:value-type="float" office:value="1929.131" calcext:value-type="float">
            <text:p><text:s/>1,929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4"/>
          <table:table-cell table:style-name="ce19" office:value-type="float" office:value="21311.15011" calcext:value-type="float">
            <text:p><text:s/>21,311 <text:s/></text:p>
          </table:table-cell>
          <table:table-cell table:style-name="ce23" office:value-type="float" office:value="7738.70195" calcext:value-type="float">
            <text:p><text:s/>7,739 <text:s/></text:p>
          </table:table-cell>
          <table:table-cell table:style-name="ce23" office:value-type="float" office:value="5730.55698" calcext:value-type="float">
            <text:p><text:s/>5,731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3" office:value-type="float" office:value="2120.93476" calcext:value-type="float">
            <text:p><text:s/>2,121 <text:s/></text:p>
          </table:table-cell>
          <table:table-cell table:style-name="ce23" office:value-type="float" office:value="2856.248" calcext:value-type="float">
            <text:p><text:s/>2,856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3" office:value-type="float" office:value="2110.509" calcext:value-type="float">
            <text:p><text:s/>2,111 <text:s/></text:p>
          </table:table-cell>
          <table:table-cell table:style-name="ce27" office:value-type="float" office:value="754.19942" calcext:value-type="float">
            <text:p><text:s/>754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4"/>
          <table:table-cell table:style-name="ce19" office:value-type="float" office:value="249305.60447" calcext:value-type="float">
            <text:p><text:s/>249,306 <text:s/></text:p>
          </table:table-cell>
          <table:table-cell table:style-name="ce23" office:value-type="float" office:value="83338.93431" calcext:value-type="float">
            <text:p><text:s/>83,339 <text:s/></text:p>
          </table:table-cell>
          <table:table-cell table:style-name="ce23" office:value-type="float" office:value="51305.91793" calcext:value-type="float">
            <text:p><text:s/>51,306 <text:s/></text:p>
          </table:table-cell>
          <table:table-cell table:style-name="ce23" office:value-type="float" office:value="9477.99289" calcext:value-type="float">
            <text:p><text:s/>9,478 <text:s/></text:p>
          </table:table-cell>
          <table:table-cell table:style-name="ce23" office:value-type="float" office:value="10709.344" calcext:value-type="float">
            <text:p><text:s/>10,709 <text:s/></text:p>
          </table:table-cell>
          <table:table-cell table:style-name="ce23" office:value-type="float" office:value="22553.04342" calcext:value-type="float">
            <text:p><text:s/>22,553 <text:s/></text:p>
          </table:table-cell>
          <table:table-cell table:style-name="ce23" office:value-type="float" office:value="9430.34271" calcext:value-type="float">
            <text:p><text:s/>9,430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3" office:value-type="float" office:value="3924.617" calcext:value-type="float">
            <text:p><text:s/>3,925 <text:s/></text:p>
          </table:table-cell>
          <table:table-cell table:style-name="ce23" office:value-type="float" office:value="48913.69418" calcext:value-type="float">
            <text:p><text:s/>48,914 <text:s/></text:p>
          </table:table-cell>
          <table:table-cell table:style-name="ce27" office:value-type="float" office:value="9651.71803" calcext:value-type="float">
            <text:p><text:s/>9,652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4"/>
          <table:table-cell table:style-name="ce19" office:value-type="float" office:value="20741.03603" calcext:value-type="float">
            <text:p><text:s/>20,741 <text:s/></text:p>
          </table:table-cell>
          <table:table-cell table:style-name="ce23" office:value-type="float" office:value="6760.1363" calcext:value-type="float">
            <text:p><text:s/>6,760 <text:s/></text:p>
          </table:table-cell>
          <table:table-cell table:style-name="ce23" office:value-type="float" office:value="2851.91578" calcext:value-type="float">
            <text:p><text:s/>2,852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913.152" calcext:value-type="float">
            <text:p><text:s/>1,913 <text:s/></text:p>
          </table:table-cell>
          <table:table-cell table:style-name="ce23" office:value-type="float" office:value="2845.43921" calcext:value-type="float">
            <text:p><text:s/>2,845 <text:s/></text:p>
          </table:table-cell>
          <table:table-cell table:style-name="ce23" office:value-type="float" office:value="977.808" calcext:value-type="float">
            <text:p><text:s/>978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044.723" calcext:value-type="float">
            <text:p><text:s/>1,045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3" office:value-type="float" office:value="4150.74859" calcext:value-type="float">
            <text:p><text:s/>4,151 <text:s/></text:p>
          </table:table-cell>
          <table:table-cell table:style-name="ce27" office:value-type="float" office:value="197.11315" calcext:value-type="float">
            <text:p><text:s/>197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4"/>
          <table:table-cell table:style-name="ce19" office:value-type="float" office:value="270046.6405" calcext:value-type="float">
            <text:p><text:s/>270,047 <text:s/></text:p>
          </table:table-cell>
          <table:table-cell table:style-name="ce23" office:value-type="float" office:value="90099.07061" calcext:value-type="float">
            <text:p><text:s/>90,099 <text:s/></text:p>
          </table:table-cell>
          <table:table-cell table:style-name="ce23" office:value-type="float" office:value="54157.83371" calcext:value-type="float">
            <text:p><text:s/>54,158 <text:s/></text:p>
          </table:table-cell>
          <table:table-cell table:style-name="ce23" office:value-type="float" office:value="9477.99289" calcext:value-type="float">
            <text:p><text:s/>9,478 <text:s/></text:p>
          </table:table-cell>
          <table:table-cell table:style-name="ce23" office:value-type="float" office:value="12622.496" calcext:value-type="float">
            <text:p><text:s/>12,622 <text:s/></text:p>
          </table:table-cell>
          <table:table-cell table:style-name="ce23" office:value-type="float" office:value="25398.48263" calcext:value-type="float">
            <text:p><text:s/>25,398 <text:s/></text:p>
          </table:table-cell>
          <table:table-cell table:style-name="ce23" office:value-type="float" office:value="10408.15071" calcext:value-type="float">
            <text:p><text:s/>10,408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044.723" calcext:value-type="float">
            <text:p><text:s/>1,045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3924.617" calcext:value-type="float">
            <text:p><text:s/>3,925 <text:s/></text:p>
          </table:table-cell>
          <table:table-cell table:style-name="ce23" office:value-type="float" office:value="53064.44277" calcext:value-type="float">
            <text:p><text:s/>53,064 <text:s/></text:p>
          </table:table-cell>
          <table:table-cell table:style-name="ce27" office:value-type="float" office:value="9848.83118" calcext:value-type="float">
            <text:p><text:s/>9,849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19"/>
          <table:table-cell table:style-name="ce23" table:number-columns-repeated="11"/>
          <table:table-cell table:style-name="ce27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4"/>
          <table:table-cell table:style-name="ce19" office:value-type="float" office:value="22762.31262" calcext:value-type="float">
            <text:p><text:s/>22,762 <text:s/></text:p>
          </table:table-cell>
          <table:table-cell table:style-name="ce23" office:value-type="float" office:value="6880.96434" calcext:value-type="float">
            <text:p><text:s/>6,881 <text:s/></text:p>
          </table:table-cell>
          <table:table-cell table:style-name="ce23" office:value-type="float" office:value="4560.4898" calcext:value-type="float">
            <text:p><text:s/>4,560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2894.90554" calcext:value-type="float">
            <text:p><text:s/>2,895 <text:s/></text:p>
          </table:table-cell>
          <table:table-cell table:style-name="ce23" office:value-type="float" office:value="1870.02707" calcext:value-type="float">
            <text:p><text:s/>1,870 <text:s/></text:p>
          </table:table-cell>
          <table:table-cell table:style-name="ce23" office:value-type="float" office:value="903.26695" calcext:value-type="float">
            <text:p><text:s/>903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3" office:value-type="float" office:value="3131.0846" calcext:value-type="float">
            <text:p><text:s/>3,131 <text:s/></text:p>
          </table:table-cell>
          <table:table-cell table:style-name="ce27" office:value-type="float" office:value="2521.57432" calcext:value-type="float">
            <text:p><text:s/>2,522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4"/>
          <table:table-cell table:style-name="ce19" office:value-type="float" office:value="15680.98704" calcext:value-type="float">
            <text:p><text:s/>15,681 <text:s/></text:p>
          </table:table-cell>
          <table:table-cell table:style-name="ce23" office:value-type="float" office:value="6058.1914" calcext:value-type="float">
            <text:p><text:s/>6,058 <text:s/></text:p>
          </table:table-cell>
          <table:table-cell table:style-name="ce23" office:value-type="float" office:value="2930.17645" calcext:value-type="float">
            <text:p><text:s/>2,930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951.48868" calcext:value-type="float">
            <text:p><text:s/>951 <text:s/></text:p>
          </table:table-cell>
          <table:table-cell table:style-name="ce23" office:value-type="float" office:value="2221.30717" calcext:value-type="float">
            <text:p><text:s/>2,221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3" office:value-type="float" office:value="1049.758" calcext:value-type="float">
            <text:p><text:s/>1,050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3" office:value-type="float" office:value="2069.32374" calcext:value-type="float">
            <text:p><text:s/>2,069 <text:s/></text:p>
          </table:table-cell>
          <table:table-cell table:style-name="ce27" office:value-type="float" office:value="400.7416" calcext:value-type="float">
            <text:p><text:s/>401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4"/>
          <table:table-cell table:style-name="ce19" office:value-type="float" office:value="24736.63668" calcext:value-type="float">
            <text:p><text:s/>24,737 <text:s/></text:p>
          </table:table-cell>
          <table:table-cell table:style-name="ce23" office:value-type="float" office:value="7724.5244" calcext:value-type="float">
            <text:p><text:s/>7,725 <text:s/></text:p>
          </table:table-cell>
          <table:table-cell table:style-name="ce23" office:value-type="float" office:value="4768.75195" calcext:value-type="float">
            <text:p><text:s/>4,769 <text:s/></text:p>
          </table:table-cell>
          <table:table-cell table:style-name="ce23" office:value-type="float" office:value="1200.005" calcext:value-type="float">
            <text:p><text:s/>1,200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2554.03717" calcext:value-type="float">
            <text:p><text:s/>2,554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3" office:value-type="float" office:value="1049.758" calcext:value-type="float">
            <text:p><text:s/>1,050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3" office:value-type="float" office:value="6232.43788" calcext:value-type="float">
            <text:p><text:s/>6,232 <text:s/></text:p>
          </table:table-cell>
          <table:table-cell table:style-name="ce27" office:value-type="float" office:value="1207.12228" calcext:value-type="float">
            <text:p><text:s/>1,207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4"/>
          <table:table-cell table:style-name="ce19" office:value-type="float" office:value="21052.71701" calcext:value-type="float">
            <text:p><text:s/>21,053 <text:s/></text:p>
          </table:table-cell>
          <table:table-cell table:style-name="ce23" office:value-type="float" office:value="5724.45136" calcext:value-type="float">
            <text:p><text:s/>5,724 <text:s/></text:p>
          </table:table-cell>
          <table:table-cell table:style-name="ce23" office:value-type="float" office:value="4093.58964" calcext:value-type="float">
            <text:p><text:s/>4,094 <text:s/></text:p>
          </table:table-cell>
          <table:table-cell table:style-name="ce23" office:value-type="float" office:value="1953.856" calcext:value-type="float">
            <text:p><text:s/>1,954 <text:s/></text:p>
          </table:table-cell>
          <table:table-cell table:style-name="ce23" office:value-type="float" office:value="998.35133" calcext:value-type="float">
            <text:p><text:s/>998 <text:s/></text:p>
          </table:table-cell>
          <table:table-cell table:style-name="ce23" office:value-type="float" office:value="3139.71189" calcext:value-type="float">
            <text:p><text:s/>3,140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3" office:value-type="float" office:value="4184.34189" calcext:value-type="float">
            <text:p><text:s/>4,184 <text:s/></text:p>
          </table:table-cell>
          <table:table-cell table:style-name="ce27" office:value-type="float" office:value="958.4149" calcext:value-type="float">
            <text:p><text:s/>958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4"/>
          <table:table-cell table:style-name="ce19" office:value-type="float" office:value="26132.68795" calcext:value-type="float">
            <text:p><text:s/>26,133 <text:s/></text:p>
          </table:table-cell>
          <table:table-cell table:style-name="ce23" office:value-type="float" office:value="7882.53134" calcext:value-type="float">
            <text:p><text:s/>7,883 <text:s/></text:p>
          </table:table-cell>
          <table:table-cell table:style-name="ce23" office:value-type="float" office:value="4988.47728" calcext:value-type="float">
            <text:p><text:s/>4,988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026.399" calcext:value-type="float">
            <text:p><text:s/>1,026 <text:s/></text:p>
          </table:table-cell>
          <table:table-cell table:style-name="ce23" office:value-type="float" office:value="2861.40202" calcext:value-type="float">
            <text:p><text:s/>2,861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574.18524" calcext:value-type="float">
            <text:p><text:s/>574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3" office:value-type="float" office:value="950.894" calcext:value-type="float">
            <text:p><text:s/>951 <text:s/></text:p>
          </table:table-cell>
          <table:table-cell table:style-name="ce23" office:value-type="float" office:value="5918.03876" calcext:value-type="float">
            <text:p><text:s/>5,918 <text:s/></text:p>
          </table:table-cell>
          <table:table-cell table:style-name="ce27" office:value-type="float" office:value="1930.76031" calcext:value-type="float">
            <text:p><text:s/>1,931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4"/>
          <table:table-cell table:style-name="ce19" office:value-type="float" office:value="20340.76291" calcext:value-type="float">
            <text:p><text:s/>20,341 <text:s/></text:p>
          </table:table-cell>
          <table:table-cell table:style-name="ce23" office:value-type="float" office:value="4315.16116" calcext:value-type="float">
            <text:p><text:s/>4,315 <text:s/></text:p>
          </table:table-cell>
          <table:table-cell table:style-name="ce23" office:value-type="float" office:value="5608.81977" calcext:value-type="float">
            <text:p><text:s/>5,609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926.029" calcext:value-type="float">
            <text:p><text:s/>1,926 <text:s/></text:p>
          </table:table-cell>
          <table:table-cell table:style-name="ce23" office:value-type="float" office:value="1798.68269" calcext:value-type="float">
            <text:p><text:s/>1,799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3" office:value-type="float" office:value="497.6124" calcext:value-type="float">
            <text:p><text:s/>498 <text:s/></text:p>
          </table:table-cell>
          <table:table-cell table:style-name="ce23" office:value-type="float" office:value="5318.5831" calcext:value-type="float">
            <text:p><text:s/>5,319 <text:s/></text:p>
          </table:table-cell>
          <table:table-cell table:style-name="ce27" office:value-type="float" office:value="875.87479" calcext:value-type="float">
            <text:p><text:s/>876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4"/>
          <table:table-cell table:style-name="ce19" office:value-type="float" office:value="26784.70676" calcext:value-type="float">
            <text:p><text:s/>26,785 <text:s/></text:p>
          </table:table-cell>
          <table:table-cell table:style-name="ce23" office:value-type="float" office:value="7318.10702" calcext:value-type="float">
            <text:p><text:s/>7,318 <text:s/></text:p>
          </table:table-cell>
          <table:table-cell table:style-name="ce23" office:value-type="float" office:value="5150.73355" calcext:value-type="float">
            <text:p><text:s/>5,151 <text:s/></text:p>
          </table:table-cell>
          <table:table-cell table:style-name="ce23" office:value-type="float" office:value="1989.149" calcext:value-type="float">
            <text:p><text:s/>1,989 <text:s/></text:p>
          </table:table-cell>
          <table:table-cell table:style-name="ce23" office:value-type="float" office:value="2018.086" calcext:value-type="float">
            <text:p><text:s/>2,018 <text:s/></text:p>
          </table:table-cell>
          <table:table-cell table:style-name="ce23" office:value-type="float" office:value="2874.00611" calcext:value-type="float">
            <text:p><text:s/>2,874 <text:s/></text:p>
          </table:table-cell>
          <table:table-cell table:style-name="ce23" office:value-type="float" office:value="468.98207" calcext:value-type="float">
            <text:p><text:s/>469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3" office:value-type="float" office:value="1000.682" calcext:value-type="float">
            <text:p><text:s/>1,001 <text:s/></text:p>
          </table:table-cell>
          <table:table-cell table:style-name="ce23" office:value-type="float" office:value="5213.77378" calcext:value-type="float">
            <text:p><text:s/>5,214 <text:s/></text:p>
          </table:table-cell>
          <table:table-cell table:style-name="ce27" office:value-type="float" office:value="751.18723" calcext:value-type="float">
            <text:p><text:s/>751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4"/>
          <table:table-cell table:style-name="ce19" office:value-type="float" office:value="31035.87286" calcext:value-type="float">
            <text:p><text:s/>31,036 <text:s/></text:p>
          </table:table-cell>
          <table:table-cell table:style-name="ce23" office:value-type="float" office:value="9847.56671" calcext:value-type="float">
            <text:p><text:s/>9,848 <text:s/></text:p>
          </table:table-cell>
          <table:table-cell table:style-name="ce23" office:value-type="float" office:value="5678.553" calcext:value-type="float">
            <text:p><text:s/>5,679 <text:s/></text:p>
          </table:table-cell>
          <table:table-cell table:style-name="ce23" office:value-type="float" office:value="1994.903" calcext:value-type="float">
            <text:p><text:s/>1,995 <text:s/></text:p>
          </table:table-cell>
          <table:table-cell table:style-name="ce23" office:value-type="float" office:value="955.144" calcext:value-type="float">
            <text:p><text:s/>955 <text:s/></text:p>
          </table:table-cell>
          <table:table-cell table:style-name="ce23" office:value-type="float" office:value="3214.65601" calcext:value-type="float">
            <text:p><text:s/>3,215 <text:s/></text:p>
          </table:table-cell>
          <table:table-cell table:style-name="ce23" office:value-type="float" office:value="477.81779" calcext:value-type="float">
            <text:p><text:s/>478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3" office:value-type="float" office:value="8293.3348" calcext:value-type="float">
            <text:p><text:s/>8,293 <text:s/></text:p>
          </table:table-cell>
          <table:table-cell table:style-name="ce27" office:value-type="float" office:value="573.89755" calcext:value-type="float">
            <text:p><text:s/>574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4"/>
          <table:table-cell table:style-name="ce19" office:value-type="float" office:value="22530.15834" calcext:value-type="float">
            <text:p><text:s/>22,530 <text:s/></text:p>
          </table:table-cell>
          <table:table-cell table:style-name="ce23" office:value-type="float" office:value="6795.682" calcext:value-type="float">
            <text:p><text:s/>6,796 <text:s/></text:p>
          </table:table-cell>
          <table:table-cell table:style-name="ce23" office:value-type="float" office:value="5093.65409" calcext:value-type="float">
            <text:p><text:s/>5,094 <text:s/></text:p>
          </table:table-cell>
          <table:table-cell table:style-name="ce23" office:value-type="float" office:value="1805.129" calcext:value-type="float">
            <text:p><text:s/>1,805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896.37664" calcext:value-type="float">
            <text:p><text:s/>1,896 <text:s/></text:p>
          </table:table-cell>
          <table:table-cell table:style-name="ce23" office:value-type="float" office:value="1859.987" calcext:value-type="float">
            <text:p><text:s/>1,860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3" office:value-type="float" office:value="4169.97676" calcext:value-type="float">
            <text:p><text:s/>4,170 <text:s/></text:p>
          </table:table-cell>
          <table:table-cell table:style-name="ce27" office:value-type="float" office:value="909.35285" calcext:value-type="float">
            <text:p><text:s/>909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4"/>
          <table:table-cell table:style-name="ce19" office:value-type="float" office:value="25786.37368" calcext:value-type="float">
            <text:p><text:s/>25,786 <text:s/></text:p>
          </table:table-cell>
          <table:table-cell table:style-name="ce23" office:value-type="float" office:value="8556.2817" calcext:value-type="float">
            <text:p><text:s/>8,556 <text:s/></text:p>
          </table:table-cell>
          <table:table-cell table:style-name="ce23" office:value-type="float" office:value="6019.49267" calcext:value-type="float">
            <text:p><text:s/>6,019 <text:s/></text:p>
          </table:table-cell>
          <table:table-cell table:style-name="ce23" office:value-type="float" office:value="2014.304" calcext:value-type="float">
            <text:p><text:s/>2,014 <text:s/></text:p>
          </table:table-cell>
          <table:table-cell table:style-name="ce23" office:value-type="float" office:value="1932.206" calcext:value-type="float">
            <text:p><text:s/>1,932 <text:s/></text:p>
          </table:table-cell>
          <table:table-cell table:style-name="ce23" office:value-type="float" office:value="3267.80077" calcext:value-type="float">
            <text:p><text:s/>3,268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3" office:value-type="float" office:value="2044.53869" calcext:value-type="float">
            <text:p><text:s/>2,045 <text:s/></text:p>
          </table:table-cell>
          <table:table-cell table:style-name="ce27" office:value-type="float" office:value="1951.74985" calcext:value-type="float">
            <text:p><text:s/>1,952 <text:s/></text:p>
          </table:table-cell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4"/>
          <table:table-cell table:style-name="ce19" office:value-type="float" office:value="19786.09833" calcext:value-type="float">
            <text:p><text:s/>19,786 <text:s/></text:p>
          </table:table-cell>
          <table:table-cell table:style-name="ce23" office:value-type="float" office:value="8965.4446" calcext:value-type="float">
            <text:p><text:s/>8,965 <text:s/></text:p>
          </table:table-cell>
          <table:table-cell table:style-name="ce23" office:value-type="float" office:value="4869.55418" calcext:value-type="float">
            <text:p><text:s/>4,870 <text:s/></text:p>
          </table:table-cell>
          <table:table-cell table:style-name="ce23" office:value-type="float" office:value="1994.948" calcext:value-type="float">
            <text:p><text:s/>1,995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895.35026" calcext:value-type="float">
            <text:p><text:s/>1,895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3" office:value-type="float" office:value="2060.80129" calcext:value-type="float">
            <text:p><text:s/>2,061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5"/>
          <table:table-cell table:style-name="ce20" office:value-type="float" office:value="256629.31418" calcext:value-type="float">
            <text:p><text:s/>256,629 <text:s/></text:p>
          </table:table-cell>
          <table:table-cell table:style-name="ce24" office:value-type="float" office:value="80068.90603" calcext:value-type="float">
            <text:p><text:s/>80,069 <text:s/></text:p>
          </table:table-cell>
          <table:table-cell table:style-name="ce24" office:value-type="float" office:value="53762.29238" calcext:value-type="float">
            <text:p><text:s/>53,762 <text:s/></text:p>
          </table:table-cell>
          <table:table-cell table:style-name="ce24" office:value-type="float" office:value="12952.294" calcext:value-type="float">
            <text:p><text:s/>12,952 <text:s/></text:p>
          </table:table-cell>
          <table:table-cell table:style-name="ce24" office:value-type="float" office:value="12702.60955" calcext:value-type="float">
            <text:p><text:s/>12,703 <text:s/></text:p>
          </table:table-cell>
          <table:table-cell table:style-name="ce24" office:value-type="float" office:value="27593.3578" calcext:value-type="float">
            <text:p><text:s/>27,593 <text:s/></text:p>
          </table:table-cell>
          <table:table-cell table:style-name="ce24" office:value-type="float" office:value="3710.05381" calcext:value-type="float">
            <text:p><text:s/>3,710 <text:s/></text:p>
          </table:table-cell>
          <table:table-cell table:style-name="ce24" office:value-type="float" office:value="574.18524" calcext:value-type="float">
            <text:p><text:s/>574 <text:s/></text:p>
          </table:table-cell>
          <table:table-cell table:style-name="ce24" office:value-type="float" office:value="2099.516" calcext:value-type="float">
            <text:p><text:s/>2,100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4" office:value-type="float" office:value="2449.1884" calcext:value-type="float">
            <text:p><text:s/>2,449 <text:s/></text:p>
          </table:table-cell>
          <table:table-cell table:style-name="ce24" office:value-type="float" office:value="48636.23529" calcext:value-type="float">
            <text:p><text:s/>48,636 <text:s/></text:p>
          </table:table-cell>
          <table:table-cell table:style-name="ce28" office:value-type="float" office:value="12080.67568" calcext:value-type="float">
            <text:p><text:s/>12,081 <text:s/></text:p>
          </table:table-cell>
          <table:table-cell table:number-columns-repeated="1008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93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原油進口來源</dc:title>
    <dc:subject>原油進口來源</dc:subject>
    <meta:keyword>能源統計月報</meta:keyword>
    <dc:description>原油進口來源</dc:description>
    <meta:initial-creator>國際合作與能源統計科</meta:initial-creator>
    <meta:creation-date>2012-04-19T10:44:36</meta:creation-date>
    <dc:creator>方文秀</dc:creator>
    <dc:date>2021-12-29T20:23:14</dc:date>
    <meta:print-date>2021-12-29T20:23:11</meta:print-date>
    <meta:document-statistic meta:table-count="1" meta:cell-count="634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